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60.94pt"/>
    </style:style>
    <style:style style:name="co5" style:family="table-column">
      <style:table-column-properties fo:break-before="auto" style:column-width="5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0" table:default-cell-style-name="ce15"/>
        <table:table-column table:style-name="co3" table:default-cell-style-name="ce1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2" table:number-columns-repeated="20" table:default-cell-style-name="ce8"/>
        <table:table-row table:style-name="ro1">
          <table:table-cell table:style-name="ce1" office:value-type="string" calcext:value-type="string" table:number-columns-spanned="34" table:number-rows-spanned="1">
            <text:p>Meal</text:p>
          </table:table-cell>
          <table:covered-table-cell table:style-name="ce12" office:value-type="float" office:value="1" calcext:value-type="float">
            <text:p>1</text:p>
          </table:covered-table-cell>
          <table:covered-table-cell table:style-name="ce12" office:value-type="float" office:value="2" calcext:value-type="float">
            <text:p>2</text:p>
          </table:covered-table-cell>
          <table:covered-table-cell table:style-name="ce12" office:value-type="float" office:value="3" calcext:value-type="float">
            <text:p>3</text:p>
          </table:covered-table-cell>
          <table:covered-table-cell table:style-name="ce12" office:value-type="float" office:value="4" calcext:value-type="float">
            <text:p>4</text:p>
          </table:covered-table-cell>
          <table:covered-table-cell table:style-name="ce12" office:value-type="float" office:value="5" calcext:value-type="float">
            <text:p>5</text:p>
          </table:covered-table-cell>
          <table:covered-table-cell table:style-name="ce12" office:value-type="float" office:value="6" calcext:value-type="float">
            <text:p>6</text:p>
          </table:covered-table-cell>
          <table:covered-table-cell table:style-name="ce12" office:value-type="float" office:value="7" calcext:value-type="float">
            <text:p>7</text:p>
          </table:covered-table-cell>
          <table:covered-table-cell table:style-name="ce12" office:value-type="float" office:value="8" calcext:value-type="float">
            <text:p>8</text:p>
          </table:covered-table-cell>
          <table:covered-table-cell table:style-name="ce12" office:value-type="float" office:value="9" calcext:value-type="float">
            <text:p>9</text:p>
          </table:covered-table-cell>
          <table:covered-table-cell table:style-name="ce12" office:value-type="float" office:value="10" calcext:value-type="float">
            <text:p>10</text:p>
          </table:covered-table-cell>
          <table:covered-table-cell table:style-name="ce12" office:value-type="float" office:value="11" calcext:value-type="float">
            <text:p>11</text:p>
          </table:covered-table-cell>
          <table:covered-table-cell table:style-name="ce12" office:value-type="float" office:value="12" calcext:value-type="float">
            <text:p>12</text:p>
          </table:covered-table-cell>
          <table:covered-table-cell table:style-name="ce12" office:value-type="float" office:value="13" calcext:value-type="float">
            <text:p>13</text:p>
          </table:covered-table-cell>
          <table:covered-table-cell table:style-name="ce12" office:value-type="float" office:value="14" calcext:value-type="float">
            <text:p>14</text:p>
          </table:covered-table-cell>
          <table:covered-table-cell table:style-name="ce12" office:value-type="float" office:value="15" calcext:value-type="float">
            <text:p>15</text:p>
          </table:covered-table-cell>
          <table:covered-table-cell table:style-name="ce12" office:value-type="float" office:value="16" calcext:value-type="float">
            <text:p>16</text:p>
          </table:covered-table-cell>
          <table:covered-table-cell table:style-name="ce12" office:value-type="float" office:value="17" calcext:value-type="float">
            <text:p>17</text:p>
          </table:covered-table-cell>
          <table:covered-table-cell table:style-name="ce12" office:value-type="float" office:value="18" calcext:value-type="float">
            <text:p>18</text:p>
          </table:covered-table-cell>
          <table:covered-table-cell table:style-name="ce12" office:value-type="float" office:value="19" calcext:value-type="float">
            <text:p>19</text:p>
          </table:covered-table-cell>
          <table:covered-table-cell table:style-name="ce12" office:value-type="float" office:value="20" calcext:value-type="float">
            <text:p>20</text:p>
          </table:covered-table-cell>
          <table:covered-table-cell table:style-name="ce12" office:value-type="float" office:value="21" calcext:value-type="float">
            <text:p>21</text:p>
          </table:covered-table-cell>
          <table:covered-table-cell table:style-name="ce12" office:value-type="float" office:value="22" calcext:value-type="float">
            <text:p>22</text:p>
          </table:covered-table-cell>
          <table:covered-table-cell table:style-name="ce12" office:value-type="float" office:value="23" calcext:value-type="float">
            <text:p>23</text:p>
          </table:covered-table-cell>
          <table:covered-table-cell table:style-name="ce12" office:value-type="float" office:value="24" calcext:value-type="float">
            <text:p>24</text:p>
          </table:covered-table-cell>
          <table:covered-table-cell table:style-name="ce12" office:value-type="float" office:value="25" calcext:value-type="float">
            <text:p>25</text:p>
          </table:covered-table-cell>
          <table:covered-table-cell table:style-name="ce12" office:value-type="float" office:value="26" calcext:value-type="float">
            <text:p>26</text:p>
          </table:covered-table-cell>
          <table:covered-table-cell table:style-name="ce12" office:value-type="float" office:value="27" calcext:value-type="float">
            <text:p>27</text:p>
          </table:covered-table-cell>
          <table:covered-table-cell table:style-name="ce12" office:value-type="float" office:value="28" calcext:value-type="float">
            <text:p>28</text:p>
          </table:covered-table-cell>
          <table:covered-table-cell table:style-name="ce12" office:value-type="float" office:value="29" calcext:value-type="float">
            <text:p>29</text:p>
          </table:covered-table-cell>
          <table:covered-table-cell table:style-name="ce12" office:value-type="float" office:value="30" calcext:value-type="float">
            <text:p>30</text:p>
          </table:covered-table-cell>
          <table:covered-table-cell table:number-columns-repeated="3"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7" office:value-type="string" calcext:value-type="string" table:number-columns-spanned="2" table:number-rows-spanned="1">
            <text:p>meal rate</text:p>
          </table:table-cell>
          <table:covered-table-cell table:style-name="ce15"/>
          <table:table-cell table:style-name="ce15" office:value-type="string" calcext:value-type="string">
            <text:p>avg ext</text:p>
          </table:table-cell>
          <table:table-cell table:style-name="ce15" office:value-type="string" calcext:value-type="string">
            <text:p>mel cost</text:p>
          </table:table-cell>
          <table:table-cell table:style-name="ce15" office:value-type="string" calcext:value-type="string">
            <text:p>t cost</text:p>
          </table:table-cell>
          <table:table-cell table:style-name="ce15" table:number-columns-repeated="2"/>
          <table:table-cell table:style-name="ce8" table:number-columns-repeated="5"/>
          <table:table-cell table:number-columns-repeated="20"/>
        </table:table-row>
        <table:table-row table:style-name="ro1">
          <table:table-cell table:number-columns-repeated="32"/>
          <table:table-cell table:style-name="ce7" table:formula="of:=([.AF23]/[.AF17])" office:value-type="float" office:value="32.9019607843137" calcext:value-type="float" table:number-columns-spanned="2" table:number-rows-spanned="15">
            <text:p>32.9019607843137</text:p>
          </table:table-cell>
          <table:covered-table-cell table:style-name="ce15"/>
          <table:table-cell table:style-name="ce7" table:formula="of:=[.AF27]/12" office:value-type="float" office:value="323.833333333333" calcext:value-type="float" table:number-columns-spanned="1" table:number-rows-spanned="15">
            <text:p>323.833333333333</text:p>
          </table:table-cell>
          <table:table-cell table:style-name="ce15" table:number-columns-repeated="4"/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table:formula="of:=SUM([.B4:.AE4])" office:value-type="float" office:value="13.5" calcext:value-type="float">
            <text:p>13.5</text:p>
          </table:table-cell>
          <table:covered-table-cell table:number-columns-repeated="3" table:style-name="ce15"/>
          <table:table-cell table:style-name="ce15" table:formula="of:=([.AG3]*[.AF4])" office:value-type="float" office:value="444.176470588235" calcext:value-type="float">
            <text:p>444.176470588235</text:p>
          </table:table-cell>
          <table:table-cell table:style-name="ce15" table:formula="of:=SUM([.AI3];[.AJ4])" office:value-type="float" office:value="768.009803921568" calcext:value-type="float">
            <text:p>768.009803921568</text:p>
          </table:table-cell>
          <table:table-cell table:style-name="ce15" table:formula="of:=[.AF32]-[.AK4]" office:value-type="float" office:value="1093.99019607843" calcext:value-type="float">
            <text:p>1093.99019607843</text:p>
          </table:table-cell>
          <table:table-cell table:style-name="ce2" office:value-type="string" calcext:value-type="string">
            <text:p>Heme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5:.AE5])" office:value-type="float" office:value="17" calcext:value-type="float">
            <text:p>17</text:p>
          </table:table-cell>
          <table:covered-table-cell table:number-columns-repeated="3" table:style-name="ce15"/>
          <table:table-cell table:style-name="ce15" table:formula="of:=([.AG3]*[.AF5])" office:value-type="float" office:value="559.333333333333" calcext:value-type="float">
            <text:p>559.333333333333</text:p>
          </table:table-cell>
          <table:table-cell table:style-name="ce15" table:formula="of:=SUM([.AI3];[.AJ5])" office:value-type="float" office:value="883.166666666666" calcext:value-type="float">
            <text:p>883.166666666666</text:p>
          </table:table-cell>
          <table:table-cell table:style-name="ce15" table:formula="of:=[.AF33]-[.AK5]" office:value-type="float" office:value="-48.1666666666663" calcext:value-type="float">
            <text:p>-48.1666666666663</text:p>
          </table:table-cell>
          <table:table-cell table:style-name="ce2" office:value-type="string" calcext:value-type="string">
            <text:p>Jaga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6:.AE6])" office:value-type="float" office:value="11" calcext:value-type="float">
            <text:p>11</text:p>
          </table:table-cell>
          <table:covered-table-cell table:number-columns-repeated="3" table:style-name="ce15"/>
          <table:table-cell table:style-name="ce15" table:formula="of:=([.AG3]*[.AF6])" office:value-type="float" office:value="361.921568627451" calcext:value-type="float">
            <text:p>361.921568627451</text:p>
          </table:table-cell>
          <table:table-cell table:style-name="ce15" table:formula="of:=SUM([.AI3];[.AJ6])" office:value-type="float" office:value="685.754901960784" calcext:value-type="float">
            <text:p>685.754901960784</text:p>
          </table:table-cell>
          <table:table-cell table:style-name="ce15" table:formula="of:=[.AF34]-[.AK6]" office:value-type="float" office:value="1450.24509803922" calcext:value-type="float">
            <text:p>1450.24509803922</text:p>
          </table:table-cell>
          <table:table-cell table:style-name="ce2" office:value-type="string" calcext:value-type="string">
            <text:p>Utsho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7:.AE7])" office:value-type="float" office:value="14" calcext:value-type="float">
            <text:p>14</text:p>
          </table:table-cell>
          <table:covered-table-cell table:number-columns-repeated="3" table:style-name="ce15"/>
          <table:table-cell table:style-name="ce15" table:formula="of:=([.AG3]*[.AF7])" office:value-type="float" office:value="460.627450980392" calcext:value-type="float">
            <text:p>460.627450980392</text:p>
          </table:table-cell>
          <table:table-cell table:style-name="ce15" table:formula="of:=SUM([.AI3];[.AJ7])" office:value-type="float" office:value="784.460784313725" calcext:value-type="float">
            <text:p>784.460784313725</text:p>
          </table:table-cell>
          <table:table-cell table:style-name="ce15" table:formula="of:=[.AF35]-[.AK7]" office:value-type="float" office:value="208.539215686275" calcext:value-type="float">
            <text:p>208.539215686275</text:p>
          </table:table-cell>
          <table:table-cell table:style-name="ce2" office:value-type="string" calcext:value-type="string">
            <text:p>Shamim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8:.AE8])" office:value-type="float" office:value="16" calcext:value-type="float">
            <text:p>16</text:p>
          </table:table-cell>
          <table:covered-table-cell table:number-columns-repeated="3" table:style-name="ce15"/>
          <table:table-cell table:style-name="ce15" table:formula="of:=([.AG3]*[.AF8])" office:value-type="float" office:value="526.43137254902" calcext:value-type="float">
            <text:p>526.43137254902</text:p>
          </table:table-cell>
          <table:table-cell table:style-name="ce15" table:formula="of:=SUM([.AI3];[.AJ8])" office:value-type="float" office:value="850.264705882353" calcext:value-type="float">
            <text:p>850.264705882353</text:p>
          </table:table-cell>
          <table:table-cell table:style-name="ce15" table:formula="of:=[.AF36]-[.AK8]" office:value-type="float" office:value="259.735294117647" calcext:value-type="float">
            <text:p>259.735294117647</text:p>
          </table:table-cell>
          <table:table-cell table:style-name="ce2" office:value-type="string" calcext:value-type="string">
            <text:p>Minhaj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9:.AE9])" office:value-type="float" office:value="20.5" calcext:value-type="float">
            <text:p>20.5</text:p>
          </table:table-cell>
          <table:covered-table-cell table:number-columns-repeated="3" table:style-name="ce15"/>
          <table:table-cell table:style-name="ce15" table:formula="of:=([.AG3]*[.AF9])" office:value-type="float" office:value="674.490196078431" calcext:value-type="float">
            <text:p>674.490196078431</text:p>
          </table:table-cell>
          <table:table-cell table:style-name="ce15" table:formula="of:=SUM([.AI3];[.AJ9])" office:value-type="float" office:value="998.323529411764" calcext:value-type="float">
            <text:p>998.323529411764</text:p>
          </table:table-cell>
          <table:table-cell table:style-name="ce15" table:formula="of:=[.AF37]-[.AK9]" office:value-type="float" office:value="51.6764705882356" calcext:value-type="float">
            <text:p>51.6764705882356</text:p>
          </table:table-cell>
          <table:table-cell table:style-name="ce2" office:value-type="string" calcext:value-type="string">
            <text:p>Taher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10:.AE10])" office:value-type="float" office:value="20.5" calcext:value-type="float">
            <text:p>20.5</text:p>
          </table:table-cell>
          <table:covered-table-cell table:number-columns-repeated="3" table:style-name="ce15"/>
          <table:table-cell table:style-name="ce15" table:formula="of:=([.AG3]*[.AF10])" office:value-type="float" office:value="674.490196078431" calcext:value-type="float">
            <text:p>674.490196078431</text:p>
          </table:table-cell>
          <table:table-cell table:style-name="ce15" table:formula="of:=SUM([.AI3];[.AJ10])" office:value-type="float" office:value="998.323529411764" calcext:value-type="float">
            <text:p>998.323529411764</text:p>
          </table:table-cell>
          <table:table-cell table:style-name="ce15" table:formula="of:=[.AF38]-[.AK10]" office:value-type="float" office:value="1245.67647058824" calcext:value-type="float">
            <text:p>1245.67647058824</text:p>
          </table:table-cell>
          <table:table-cell table:style-name="ce2" office:value-type="string" calcext:value-type="string">
            <text:p>Iqba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11:.AE11])" office:value-type="float" office:value="24" calcext:value-type="float">
            <text:p>24</text:p>
          </table:table-cell>
          <table:covered-table-cell table:number-columns-repeated="3" table:style-name="ce15"/>
          <table:table-cell table:style-name="ce15" table:formula="of:=([.AG3]*[.AF11])" office:value-type="float" office:value="789.647058823529" calcext:value-type="float">
            <text:p>789.647058823529</text:p>
          </table:table-cell>
          <table:table-cell table:style-name="ce15" table:formula="of:=SUM([.AI3];[.AJ11])" office:value-type="float" office:value="1113.48039215686" calcext:value-type="float">
            <text:p>1113.48039215686</text:p>
          </table:table-cell>
          <table:table-cell table:style-name="ce15" table:formula="of:=[.AF39]-[.AK11]" office:value-type="float" office:value="-63.4803921568623" calcext:value-type="float">
            <text:p>-63.4803921568623</text:p>
          </table:table-cell>
          <table:table-cell table:style-name="ce2" office:value-type="string" calcext:value-type="string">
            <text:p>Hanjala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"/>
          <table:table-cell table:formula="of:=SUM([.B12:.AE12])" office:value-type="float" office:value="8" calcext:value-type="float">
            <text:p>8</text:p>
          </table:table-cell>
          <table:covered-table-cell table:number-columns-repeated="3" table:style-name="ce15"/>
          <table:table-cell table:style-name="ce15" table:formula="of:=([.AG3]*[.AF12])" office:value-type="float" office:value="263.21568627451" calcext:value-type="float">
            <text:p>263.21568627451</text:p>
          </table:table-cell>
          <table:table-cell table:style-name="ce15" table:formula="of:=SUM([.AI3];[.AJ12])" office:value-type="float" office:value="587.049019607843" calcext:value-type="float">
            <text:p>587.049019607843</text:p>
          </table:table-cell>
          <table:table-cell table:style-name="ce15" table:formula="of:=[.AF40]-[.AK12]" office:value-type="float" office:value="-151.049019607843" calcext:value-type="float">
            <text:p>-151.049019607843</text:p>
          </table:table-cell>
          <table:table-cell table:style-name="ce2" office:value-type="string" calcext:value-type="string">
            <text:p>Rahat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5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13:.AE13])" office:value-type="float" office:value="20.5" calcext:value-type="float">
            <text:p>20.5</text:p>
          </table:table-cell>
          <table:covered-table-cell table:number-columns-repeated="3" table:style-name="ce15"/>
          <table:table-cell table:style-name="ce15" table:formula="of:=([.AG3]*[.AF13])" office:value-type="float" office:value="674.490196078431" calcext:value-type="float">
            <text:p>674.490196078431</text:p>
          </table:table-cell>
          <table:table-cell table:style-name="ce15" table:formula="of:=SUM([.AI3];[.AJ13])" office:value-type="float" office:value="998.323529411764" calcext:value-type="float">
            <text:p>998.323529411764</text:p>
          </table:table-cell>
          <table:table-cell table:style-name="ce15" table:formula="of:=[.AF41]-[.AK13]" office:value-type="float" office:value="-44.3235294117644" calcext:value-type="float">
            <text:p>-44.3235294117644</text:p>
          </table:table-cell>
          <table:table-cell table:style-name="ce2" office:value-type="string" calcext:value-type="string">
            <text:p>Rakib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table:formula="of:=SUM([.B14:.AE14])" office:value-type="float" office:value="18" calcext:value-type="float">
            <text:p>18</text:p>
          </table:table-cell>
          <table:covered-table-cell table:number-columns-repeated="3" table:style-name="ce15"/>
          <table:table-cell table:style-name="ce15" table:formula="of:=([.AG3]*[.AF14])" office:value-type="float" office:value="592.235294117647" calcext:value-type="float">
            <text:p>592.235294117647</text:p>
          </table:table-cell>
          <table:table-cell table:style-name="ce15" table:formula="of:=SUM([.AI3];[.AJ14])" office:value-type="float" office:value="916.06862745098" calcext:value-type="float">
            <text:p>916.06862745098</text:p>
          </table:table-cell>
          <table:table-cell table:style-name="ce15" table:formula="of:=[.AF42]-[.AK14]" office:value-type="float" office:value="-10.0686274509803" calcext:value-type="float">
            <text:p>-10.0686274509803</text:p>
          </table:table-cell>
          <table:table-cell table:style-name="ce2" office:value-type="string" calcext:value-type="string">
            <text:p>Mahfuj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table:number-columns-repeated="3"/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formula="of:=SUM([.B15:.AE15])" office:value-type="float" office:value="18" calcext:value-type="float">
            <text:p>18</text:p>
          </table:table-cell>
          <table:covered-table-cell table:number-columns-repeated="3" table:style-name="ce15"/>
          <table:table-cell table:style-name="ce15" table:formula="of:=([.AG3]*[.AF15])" office:value-type="float" office:value="592.235294117647" calcext:value-type="float">
            <text:p>592.235294117647</text:p>
          </table:table-cell>
          <table:table-cell table:style-name="ce15" table:formula="of:=SUM([.AI3];[.AJ15])" office:value-type="float" office:value="916.06862745098" calcext:value-type="float">
            <text:p>916.06862745098</text:p>
          </table:table-cell>
          <table:table-cell table:style-name="ce15" table:formula="of:=[.AF43]-[.AK15]" office:value-type="float" office:value="24.9313725490197" calcext:value-type="float">
            <text:p>24.9313725490197</text:p>
          </table:table-cell>
          <table:table-cell table:style-name="ce2" office:value-type="string" calcext:value-type="string">
            <text:p>Sakil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shuv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formula="of:=SUM([.B16:.AE16])" office:value-type="float" office:value="3" calcext:value-type="float">
            <text:p>3</text:p>
          </table:table-cell>
          <table:covered-table-cell table:number-columns-repeated="3" table:style-name="ce15"/>
          <table:table-cell table:style-name="ce15" table:formula="of:=([.AG3]*[.AF16])" office:value-type="float" office:value="98.7058823529412" calcext:value-type="float">
            <text:p>98.7058823529412</text:p>
          </table:table-cell>
          <table:table-cell table:style-name="ce15"/>
          <table:table-cell table:style-name="ce15" office:value-type="float" office:value="-101.3" calcext:value-type="float">
            <text:p>-101.3</text:p>
          </table:table-cell>
          <table:table-cell table:style-name="ce2" office:value-type="string" calcext:value-type="string">
            <text:p>shuvo</text:p>
          </table:table-cell>
          <table:table-cell table:style-name="ce8" table:number-columns-repeated="5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:.AF16])" office:value-type="float" office:value="204" calcext:value-type="float">
            <text:p>204</text:p>
          </table:table-cell>
          <table:covered-table-cell table:number-columns-repeated="3" table:style-name="ce15"/>
          <table:table-cell table:style-name="ce15" table:number-columns-repeated="2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/>
          <table:table-cell table:formula="of:=SUM([.B4];[.B5];[.B6];[.B7];[.B8];[.B9];[.B10];[.B11];[.B12];[.B13];[.B14];[.B15])" office:value-type="float" office:value="0" calcext:value-type="float">
            <text:p>0</text:p>
          </table:table-cell>
          <table:table-cell table:formula="of:=SUM([.C4];[.C5];[.C6];[.C7];[.C8];[.C9];[.C10];[.C11];[.C12];[.C13];[.C14];[.C15])" office:value-type="float" office:value="0" calcext:value-type="float">
            <text:p>0</text:p>
          </table:table-cell>
          <table:table-cell table:formula="of:=SUM([.D4];[.D5];[.D6];[.D7];[.D8];[.D9];[.D10];[.D11];[.D12];[.D13];[.D14];[.D15])" office:value-type="float" office:value="0" calcext:value-type="float">
            <text:p>0</text:p>
          </table:table-cell>
          <table:table-cell table:formula="of:=SUM([.E4];[.E5];[.E6];[.E7];[.E8];[.E9];[.E10];[.E11];[.E12];[.E13];[.E14];[.E15])" office:value-type="float" office:value="25" calcext:value-type="float">
            <text:p>25</text:p>
          </table:table-cell>
          <table:table-cell table:formula="of:=SUM([.F4];[.F5];[.F6];[.F7];[.F8];[.F9];[.F10];[.F11];[.F12];[.F13];[.F14];[.F15])" office:value-type="float" office:value="23" calcext:value-type="float">
            <text:p>23</text:p>
          </table:table-cell>
          <table:table-cell table:formula="of:=SUM([.G4];[.G5];[.G6];[.G7];[.G8];[.G9];[.G10];[.G11];[.G12];[.G13];[.G14];[.G15])" office:value-type="float" office:value="23" calcext:value-type="float">
            <text:p>23</text:p>
          </table:table-cell>
          <table:table-cell table:formula="of:=SUM([.H4];[.H5];[.H6];[.H7];[.H8];[.H9];[.H10];[.H11];[.H12];[.H13];[.H14];[.H15])" office:value-type="float" office:value="0" calcext:value-type="float">
            <text:p>0</text:p>
          </table:table-cell>
          <table:table-cell table:formula="of:=SUM([.I4];[.I5];[.I6];[.I7];[.I8];[.I9];[.I10];[.I11];[.I12];[.I13];[.I14];[.I15])" office:value-type="float" office:value="0" calcext:value-type="float">
            <text:p>0</text:p>
          </table:table-cell>
          <table:table-cell table:formula="of:=SUM([.J4];[.J5];[.J6];[.J7];[.J8];[.J9];[.J10];[.J11];[.J12];[.J13];[.J14];[.J15])" office:value-type="float" office:value="27" calcext:value-type="float">
            <text:p>27</text:p>
          </table:table-cell>
          <table:table-cell table:formula="of:=SUM([.K4];[.K5];[.K6];[.K7];[.K8];[.K9];[.K10];[.K11];[.K12];[.K13];[.K14];[.K15])" office:value-type="float" office:value="20.5" calcext:value-type="float">
            <text:p>20.5</text:p>
          </table:table-cell>
          <table:table-cell table:formula="of:=SUM([.L4];[.L5];[.L6];[.L7];[.L8];[.L9];[.L10];[.L11];[.L12];[.L13];[.L14];[.L15])" office:value-type="float" office:value="22" calcext:value-type="float">
            <text:p>22</text:p>
          </table:table-cell>
          <table:table-cell table:formula="of:=SUM([.M4];[.M5];[.M6];[.M7];[.M8];[.M9];[.M10];[.M11];[.M12];[.M13];[.M14];[.M15])" office:value-type="float" office:value="24" calcext:value-type="float">
            <text:p>24</text:p>
          </table:table-cell>
          <table:table-cell table:formula="of:=SUM([.N4];[.N5];[.N6];[.N7];[.N8];[.N9];[.N10];[.N11];[.N12];[.N13];[.N14];[.N15])" office:value-type="float" office:value="25.5" calcext:value-type="float">
            <text:p>25.5</text:p>
          </table:table-cell>
          <table:table-cell table:formula="of:=SUM([.O4];[.O5];[.O6];[.O7];[.O8];[.O9];[.O10];[.O11];[.O12];[.O13];[.O14];[.O15])" office:value-type="float" office:value="11" calcext:value-type="float">
            <text:p>11</text:p>
          </table:table-cell>
          <table:table-cell table:formula="of:=SUM([.P4];[.P5];[.P6];[.P7];[.P8];[.P9];[.P10];[.P11];[.P12];[.P13];[.P14];[.P15])" office:value-type="float" office:value="0" calcext:value-type="float">
            <text:p>0</text:p>
          </table:table-cell>
          <table:table-cell table:formula="of:=SUM([.Q4];[.Q5];[.Q6];[.Q7];[.Q8];[.Q9];[.Q10];[.Q11];[.Q12];[.Q13];[.Q14];[.Q15])" office:value-type="float" office:value="0" calcext:value-type="float">
            <text:p>0</text:p>
          </table:table-cell>
          <table:table-cell table:formula="of:=SUM([.R4];[.R5];[.R6];[.R7];[.R8];[.R9];[.R10];[.R11];[.R12];[.R13];[.R14];[.R15])" office:value-type="float" office:value="0" calcext:value-type="float">
            <text:p>0</text:p>
          </table:table-cell>
          <table:table-cell table:formula="of:=SUM([.S4];[.S5];[.S6];[.S7];[.S8];[.S9];[.S10];[.S11];[.S12];[.S13];[.S14];[.S15])" office:value-type="float" office:value="0" calcext:value-type="float">
            <text:p>0</text:p>
          </table:table-cell>
          <table:table-cell table:formula="of:=SUM([.T4];[.T5];[.T6];[.T7];[.T8];[.T9];[.T10];[.T11];[.T12];[.T13];[.T14];[.T15])" office:value-type="float" office:value="0" calcext:value-type="float">
            <text:p>0</text:p>
          </table:table-cell>
          <table:table-cell table:formula="of:=SUM([.U4];[.U5];[.U6];[.U7];[.U8];[.U9];[.U10];[.U11];[.U12];[.U13];[.U14];[.U15])" office:value-type="float" office:value="0" calcext:value-type="float">
            <text:p>0</text:p>
          </table:table-cell>
          <table:table-cell table:formula="of:=SUM([.V4];[.V5];[.V6];[.V7];[.V8];[.V9];[.V10];[.V11];[.V12];[.V13];[.V14];[.V15])" office:value-type="float" office:value="0" calcext:value-type="float">
            <text:p>0</text:p>
          </table:table-cell>
          <table:table-cell table:formula="of:=SUM([.W4];[.W5];[.W6];[.W7];[.W8];[.W9];[.W10];[.W11];[.W12];[.W13];[.W14];[.W15])" office:value-type="float" office:value="0" calcext:value-type="float">
            <text:p>0</text:p>
          </table:table-cell>
          <table:table-cell table:formula="of:=SUM([.X4];[.X5];[.X6];[.X7];[.X8];[.X9];[.X10];[.X11];[.X12];[.X13];[.X14];[.X15])" office:value-type="float" office:value="0" calcext:value-type="float">
            <text:p>0</text:p>
          </table:table-cell>
          <table:table-cell table:formula="of:=SUM([.Y4];[.Y5];[.Y6];[.Y7];[.Y8];[.Y9];[.Y10];[.Y11];[.Y12];[.Y13];[.Y14];[.Y15])" office:value-type="float" office:value="0" calcext:value-type="float">
            <text:p>0</text:p>
          </table:table-cell>
          <table:table-cell table:formula="of:=SUM([.Z4];[.Z5];[.Z6];[.Z7];[.Z8];[.Z9];[.Z10];[.Z11];[.Z12];[.Z13];[.Z14];[.Z15])" office:value-type="float" office:value="0" calcext:value-type="float">
            <text:p>0</text:p>
          </table:table-cell>
          <table:table-cell table:formula="of:=SUM([.AA4];[.AA5];[.AA6];[.AA7];[.AA8];[.AA9];[.AA10];[.AA11];[.AA12];[.AA13];[.AA14];[.AA15])" office:value-type="float" office:value="0" calcext:value-type="float">
            <text:p>0</text:p>
          </table:table-cell>
          <table:table-cell table:formula="of:=SUM([.AB4];[.AB5];[.AB6];[.AB7];[.AB8];[.AB9];[.AB10];[.AB11];[.AB12];[.AB13];[.AB14];[.AB15])" office:value-type="float" office:value="0" calcext:value-type="float">
            <text:p>0</text:p>
          </table:table-cell>
          <table:table-cell table:formula="of:=SUM([.AC4];[.AC5];[.AC6];[.AC7];[.AC8];[.AC9];[.AC10];[.AC11];[.AC12];[.AC13];[.AC14];[.AC15])" office:value-type="float" office:value="0" calcext:value-type="float">
            <text:p>0</text:p>
          </table:table-cell>
          <table:table-cell table:formula="of:=SUM([.AD4];[.AD5];[.AD6];[.AD7];[.AD8];[.AD9];[.AD10];[.AD11];[.AD12];[.AD13];[.AD14];[.AD15])" office:value-type="float" office:value="0" calcext:value-type="float">
            <text:p>0</text:p>
          </table:table-cell>
          <table:table-cell table:formula="of:=SUM([.AE4];[.AE5];[.AE6];[.AE7];[.AE8];[.AE9];[.AE10];[.AE11];[.AE12];[.AE13];[.AE14];[.AE15])" office:value-type="float" office:value="0" calcext:value-type="float">
            <text:p>0</text:p>
          </table:table-cell>
          <table:table-cell/>
          <table:table-cell table:style-name="ce15" table:number-columns-repeated="5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/>
          <table:table-cell table:number-columns-repeated="31"/>
          <table:table-cell table:style-name="ce15" table:number-columns-repeated="5"/>
          <table:table-cell table:style-name="ce8" table:number-columns-repeated="7"/>
          <table:table-cell table:number-columns-repeated="20"/>
        </table:table-row>
        <table:table-row table:style-name="ro1">
          <table:table-cell table:style-name="ce1" table:number-columns-spanned="32" table:number-rows-spanned="2"/>
          <table:covered-table-cell table:number-columns-repeated="31"/>
          <table:table-cell table:style-name="ce8" table:number-columns-repeated="2"/>
          <table:table-cell table:style-name="ce15" table:number-columns-repeated="3"/>
          <table:table-cell table:style-name="ce8" table:number-columns-repeated="7"/>
          <table:table-cell table:number-columns-repeated="20"/>
        </table:table-row>
        <table:table-row table:style-name="ro1">
          <table:covered-table-cell table:number-columns-repeated="32"/>
          <table:table-cell table:style-name="ce8" table:number-columns-repeated="2"/>
          <table:table-cell table:style-name="ce15" table:number-columns-repeated="3"/>
          <table:table-cell table:style-name="ce8" table:number-columns-repeated="7"/>
          <table:table-cell table:number-columns-repeated="20"/>
        </table:table-row>
        <table:table-row table:style-name="ro1">
          <table:table-cell office:value-type="string" calcext:value-type="string">
            <text:p>Bazer</text:p>
          </table:table-cell>
          <table:table-cell table:number-columns-repeated="3"/>
          <table:table-cell office:value-type="string" calcext:value-type="string">
            <text:p>SHA</text:p>
          </table:table-cell>
          <table:table-cell office:value-type="string" calcext:value-type="string">
            <text:p>iqb</text:p>
          </table:table-cell>
          <table:table-cell office:value-type="string" calcext:value-type="string">
            <text:p>Jaga</text:p>
          </table:table-cell>
          <table:table-cell table:number-columns-repeated="2"/>
          <table:table-cell office:value-type="string" calcext:value-type="string">
            <text:p>sh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ki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sha</text:p>
          </table:table-cell>
          <table:table-cell table:number-columns-repeated="17"/>
          <table:table-cell table:style-name="ce7" office:value-type="string" calcext:value-type="string" table:number-columns-spanned="4" table:number-rows-spanned="1">
            <text:p>Total cost</text:p>
          </table:table-cell>
          <table:covered-table-cell table:number-columns-repeated="3" table:style-name="ce15"/>
          <table:table-cell table:style-name="ce7" office:value-type="string" calcext:value-type="string" table:number-columns-spanned="4" table:number-rows-spanned="1">
            <text:p>Money Has</text:p>
          </table:table-cell>
          <table:covered-table-cell table:number-columns-repeated="3" table:style-name="ce15"/>
          <table:table-cell table:style-name="ce7" table:number-columns-spanned="4" table:number-rows-spanned="1"/>
          <table:covered-table-cell table:number-columns-repeated="3" table:style-name="ce15"/>
          <table:table-cell table:number-columns-repeated="20"/>
        </table:table-row>
        <table:table-row table:style-name="ro1">
          <table:table-cell office:value-type="string" calcext:value-type="string">
            <text:p>Taka</text:p>
          </table:table-cell>
          <table:table-cell table:number-columns-repeated="3"/>
          <table:table-cell office:value-type="float" office:value="708" calcext:value-type="float">
            <text:p>708</text:p>
          </table:table-cell>
          <table:table-cell office:value-type="float" office:value="890" calcext:value-type="float">
            <text:p>890</text:p>
          </table:table-cell>
          <table:table-cell office:value-type="float" office:value="1315" calcext:value-type="float">
            <text:p>1315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773" calcext:value-type="float">
            <text:p>773</text:p>
          </table:table-cell>
          <table:table-cell office:value-type="float" office:value="610" calcext:value-type="float">
            <text:p>610</text:p>
          </table:table-cell>
          <table:table-cell office:value-type="float" office:value="788" calcext:value-type="float">
            <text:p>788</text:p>
          </table:table-cell>
          <table:table-cell office:value-type="float" office:value="815" calcext:value-type="float">
            <text:p>815</text:p>
          </table:table-cell>
          <table:table-cell office:value-type="float" office:value="195" calcext:value-type="float">
            <text:p>195</text:p>
          </table:table-cell>
          <table:table-cell table:number-columns-repeated="16"/>
          <table:table-cell table:formula="of:=SUM([.B23:.AE23])" office:value-type="float" office:value="6712" calcext:value-type="float">
            <text:p>6712</text:p>
          </table:table-cell>
          <table:table-cell table:style-name="ce7" table:formula="of:=SUM([.AF24];[.AF25];[.AF23];[.AF26])" office:value-type="float" office:value="10598" calcext:value-type="float" table:number-columns-spanned="4" table:number-rows-spanned="4">
            <text:p>10598</text:p>
          </table:table-cell>
          <table:covered-table-cell table:number-columns-repeated="3" table:style-name="ce15"/>
          <table:table-cell table:style-name="ce7" table:formula="of:=SUM([.AF44])" office:value-type="float" office:value="14517" calcext:value-type="float" table:number-columns-spanned="4" table:number-rows-spanned="4">
            <text:p>14517</text:p>
          </table:table-cell>
          <table:covered-table-cell table:number-columns-repeated="3" table:style-name="ce15"/>
          <table:table-cell table:style-name="ce7" table:formula="of:=([.AK23]-[.AG23])" office:value-type="float" office:value="3919" calcext:value-type="float" table:number-columns-spanned="4" table:number-rows-spanned="4">
            <text:p>3919</text:p>
          </table:table-cell>
          <table:covered-table-cell table:number-columns-repeated="3" table:style-name="ce15"/>
          <table:table-cell table:number-columns-repeated="20"/>
        </table:table-row>
        <table:table-row table:style-name="ro1">
          <table:table-cell office:value-type="string" calcext:value-type="string">
            <text:p>Gas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6"/>
          <table:table-cell table:formula="of:=SUM([.B24:.AE24])" office:value-type="float" office:value="1000" calcext:value-type="float">
            <text:p>1000</text:p>
          </table:table-cell>
          <table:covered-table-cell table:number-columns-repeated="12" table:style-name="ce15"/>
          <table:table-cell table:number-columns-repeated="20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20" calcext:value-type="float">
            <text:p>1220</text:p>
          </table:table-cell>
          <table:table-cell table:number-columns-repeated="16"/>
          <table:table-cell table:formula="of:=SUM([.B25:.AE25])" office:value-type="float" office:value="1260" calcext:value-type="float">
            <text:p>1260</text:p>
          </table:table-cell>
          <table:covered-table-cell table:number-columns-repeated="12" table:style-name="ce15"/>
          <table:table-cell table:number-columns-repeated="20"/>
        </table:table-row>
        <table:table-row table:style-name="ro1">
          <table:table-cell office:value-type="string" calcext:value-type="string">
            <text:p>Elc</text:p>
          </table:table-cell>
          <table:table-cell table:style-name="ce7" office:value-type="float" office:value="1626" calcext:value-type="float" table:number-columns-spanned="30" table:number-rows-spanned="1">
            <text:p>1626</text:p>
          </table:table-cell>
          <table:covered-table-cell table:number-columns-repeated="29"/>
          <table:table-cell table:formula="of:=SUM([.B26])" office:value-type="float" office:value="1626" calcext:value-type="float">
            <text:p>1626</text:p>
          </table:table-cell>
          <table:covered-table-cell table:number-columns-repeated="12" table:style-name="ce15"/>
          <table:table-cell table:number-columns-repeated="20"/>
        </table:table-row>
        <table:table-row table:style-name="ro1">
          <table:table-cell/>
          <table:table-cell table:style-name="ce7"/>
          <table:table-cell table:number-columns-repeated="29"/>
          <table:table-cell table:formula="of:=SUM([.AF24];[.AF25];[.AF26])" office:value-type="float" office:value="3886" calcext:value-type="float">
            <text:p>3886</text:p>
          </table:table-cell>
          <table:table-cell table:style-name="ce15" table:number-columns-repeated="12"/>
          <table:table-cell table:number-columns-repeated="20"/>
        </table:table-row>
        <table:table-row table:style-name="ro1">
          <table:table-cell table:style-name="ce13" office:value-type="string" calcext:value-type="string" table:number-columns-spanned="32" table:number-rows-spanned="2">
            <text:p>Taka</text:p>
          </table:table-cell>
          <table:covered-table-cell table:number-columns-repeated="31" table:style-name="ce8"/>
          <table:table-cell table:style-name="ce8" table:number-columns-repeated="12"/>
          <table:table-cell table:number-columns-repeated="20"/>
        </table:table-row>
        <table:table-row table:style-name="ro1">
          <table:covered-table-cell table:style-name="Default"/>
          <table:covered-table-cell table:number-columns-repeated="31" table:style-name="ce8"/>
          <table:table-cell table:style-name="ce8" table:number-columns-repeated="12"/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style-name="ce7" office:value-type="string" calcext:value-type="string" table:number-columns-spanned="2" table:number-rows-spanned="1">
            <text:p>Basha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table:number-columns-repeated="32"/>
          <table:table-cell table:style-name="ce7" table:number-columns-spanned="2" table:number-rows-spanned="1"/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75" calcext:value-type="float">
            <text:p>1175</text:p>
          </table:table-cell>
          <table:table-cell table:number-columns-repeated="16"/>
          <table:table-cell table:formula="of:=SUM([.B32:.AE32])" office:value-type="float" office:value="1862" calcext:value-type="float">
            <text:p>1862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6"/>
          <table:table-cell table:formula="of:=SUM([.B33:.AE33])" office:value-type="float" office:value="835" calcext:value-type="float">
            <text:p>835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24"/>
          <table:table-cell table:formula="of:=SUM([.B34:.AE34])" office:value-type="float" office:value="2136" calcext:value-type="float">
            <text:p>2136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6"/>
          <table:table-cell table:formula="of:=SUM([.B35:.AE35])" office:value-type="float" office:value="993" calcext:value-type="float">
            <text:p>993</text:p>
          </table:table-cell>
          <table:table-cell table:style-name="ce7" office:value-type="float" office:value="950" calcext:value-type="float" table:number-columns-spanned="2" table:number-rows-spanned="1">
            <text:p>950</text:p>
          </table:table-cell>
          <table:covered-table-cell table:style-name="ce15"/>
          <table:table-cell table:style-name="ce8" table:number-columns-repeated="10"/>
          <table:table-cell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23"/>
          <table:table-cell table:formula="of:=SUM([.B36:.AE36])" office:value-type="float" office:value="1110" calcext:value-type="float">
            <text:p>1110</text:p>
          </table:table-cell>
          <table:table-cell table:style-name="ce11" office:value-type="float" office:value="950" calcext:value-type="float" table:number-columns-spanned="2" table:number-rows-spanned="1">
            <text:p>9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6"/>
          <table:table-cell table:formula="of:=SUM([.B37:.AE37])" office:value-type="float" office:value="1050" calcext:value-type="float">
            <text:p>1050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number-columns-repeated="21"/>
          <table:table-cell table:formula="of:=SUM([.B38:.AE38])" office:value-type="float" office:value="2244" calcext:value-type="float">
            <text:p>2244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4"/>
          <table:table-cell table:formula="of:=SUM([.B39:.AE39])" office:value-type="float" office:value="1050" calcext:value-type="float">
            <text:p>1050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25"/>
          <table:table-cell table:formula="of:=SUM([.B40:.AE40])" office:value-type="float" office:value="436" calcext:value-type="float">
            <text:p>436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office:value-type="float" office:value="-20" calcext:value-type="float">
            <text:p>-20</text:p>
          </table:table-cell>
          <table:table-cell table:number-columns-repeated="21"/>
          <table:table-cell table:formula="of:=SUM([.B41:.AE41])" office:value-type="float" office:value="954" calcext:value-type="float">
            <text:p>954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table:number-columns-repeated="13"/>
          <table:table-cell office:value-type="float" office:value="906" calcext:value-type="float">
            <text:p>906</text:p>
          </table:table-cell>
          <table:table-cell table:number-columns-repeated="16"/>
          <table:table-cell table:formula="of:=SUM([.B42:.AE42])" office:value-type="float" office:value="906" calcext:value-type="float">
            <text:p>906</text:p>
          </table:table-cell>
          <table:table-cell table:style-name="ce11" office:value-type="float" office:value="1050" calcext:value-type="float" table:number-columns-spanned="2" table:number-rows-spanned="1">
            <text:p>10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0"/>
          <table:table-cell table:formula="of:=SUM([.B43:.AE43])" office:value-type="float" office:value="941" calcext:value-type="float">
            <text:p>941</text:p>
          </table:table-cell>
          <table:table-cell table:style-name="ce11" office:value-type="float" office:value="950" calcext:value-type="float" table:number-columns-spanned="2" table:number-rows-spanned="1">
            <text:p>95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32:.AF43])" office:value-type="float" office:value="14517" calcext:value-type="float">
            <text:p>14517</text:p>
          </table:table-cell>
          <table:table-cell table:style-name="ce11" table:formula="of:=SUM([.AG31];[.AG32];[.AG33];[.AG34];[.AG35];[.AG36];[.AG37];[.AG38];[.AG39];[.AG40];[.AG41];[.AG42];[.AG43])" office:value-type="float" office:value="12000" calcext:value-type="float" table:number-columns-spanned="2" table:number-rows-spanned="1">
            <text:p>12000</text:p>
          </table:table-cell>
          <table:covered-table-cell table:style-name="ce12"/>
          <table:table-cell table:number-columns-repeated="10"/>
          <table:table-cell table:style-name="Default" table:number-columns-repeated="20"/>
        </table:table-row>
        <table:table-row table:style-name="ro1">
          <table:table-cell table:style-name="ce14" office:value-type="string" calcext:value-type="string" table:number-columns-spanned="32" table:number-rows-spanned="2">
            <text:p>Old Taka</text:p>
          </table:table-cell>
          <table:covered-table-cell table:number-columns-repeated="31" table:style-name="Default"/>
          <table:table-cell table:number-columns-repeated="12"/>
          <table:table-cell table:style-name="Default" table:number-columns-repeated="20"/>
        </table:table-row>
        <table:table-row table:style-name="ro1">
          <table:covered-table-cell table:number-columns-repeated="32" table:style-name="Default"/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tal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number-columns-repeated="44"/>
          <table:table-cell table:style-name="Default" table:number-columns-repeated="20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74" calcext:value-type="float">
            <text:p>74</text:p>
          </table:table-cell>
          <table:table-cell office:value-type="float" office:value="-74" calcext:value-type="float">
            <text:p>-74</text:p>
          </table:table-cell>
          <table:table-cell table:number-columns-repeated="28"/>
          <table:table-cell table:formula="of:=SUM([.B49:.AE49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698" calcext:value-type="float">
            <text:p>-698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table:number-columns-repeated="25"/>
          <table:table-cell table:formula="of:=SUM([.B50:.AE5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Utsho</text:p>
          </table:table-cell>
          <table:table-cell office:value-type="float" office:value="136" calcext:value-type="float">
            <text:p>136</text:p>
          </table:table-cell>
          <table:table-cell office:value-type="float" office:value="-136" calcext:value-type="float">
            <text:p>-136</text:p>
          </table:table-cell>
          <table:table-cell table:number-columns-repeated="28"/>
          <table:table-cell table:formula="of:=SUM([.B51:.AE51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-472" calcext:value-type="float">
            <text:p>-472</text:p>
          </table:table-cell>
          <table:table-cell office:value-type="float" office:value="472" calcext:value-type="float">
            <text:p>472</text:p>
          </table:table-cell>
          <table:table-cell table:number-columns-repeated="28"/>
          <table:table-cell table:formula="of:=SUM([.B52:.AE52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10" calcext:value-type="float">
            <text:p>110</text:p>
          </table:table-cell>
          <table:table-cell office:value-type="float" office:value="-110" calcext:value-type="float">
            <text:p>-110</text:p>
          </table:table-cell>
          <table:table-cell table:number-columns-repeated="28"/>
          <table:table-cell table:formula="of:=SUM([.B53:.AE53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350" calcext:value-type="float">
            <text:p>-35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formula="of:=SUM([.B54:.AE54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116" calcext:value-type="float">
            <text:p>-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7"/>
          <table:table-cell table:formula="of:=SUM([.B55:.AE55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Hanjala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8"/>
          <table:table-cell table:formula="of:=SUM([.B56:.AE56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Rahat</text:p>
          </table:table-cell>
          <table:table-cell office:value-type="float" office:value="-264" calcext:value-type="float">
            <text:p>-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5"/>
          <table:table-cell table:formula="of:=SUM([.B57:.AE57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376" calcext:value-type="float">
            <text:p>-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25"/>
          <table:table-cell table:formula="of:=SUM([.B58:.AE58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Mahfuj</text:p>
          </table:table-cell>
          <table:table-cell office:value-type="float" office:value="-94" calcext:value-type="float">
            <text:p>-94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table:number-columns-repeated="16"/>
          <table:table-cell table:formula="of:=SUM([.B59:.AE59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41" calcext:value-type="float">
            <text:p>41</text:p>
          </table:table-cell>
          <table:table-cell office:value-type="float" office:value="-41" calcext:value-type="float">
            <text:p>-41</text:p>
          </table:table-cell>
          <table:table-cell table:number-columns-repeated="28"/>
          <table:table-cell table:formula="of:=SUM([.B60:.AE6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Total</text:p>
          </table:table-cell>
          <table:covered-table-cell table:number-columns-repeated="30"/>
          <table:table-cell table:formula="of:=SUM([.AF49:.AF60])"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OLD.M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New Dhar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office:value-type="string" calcext:value-type="string">
            <text:p>FIXED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  <table:table-row table:style-name="ro1">
          <table:table-cell table:style-name="ce1" office:value-type="string" calcext:value-type="string" table:number-columns-spanned="31" table:number-rows-spanned="1">
            <text:p>Gatti</text:p>
          </table:table-cell>
          <table:covered-table-cell table:number-columns-repeated="30" table:style-name="ce12"/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22:48:39.401241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4:13:30.885122847</meta:creation-date>
    <dc:date>2019-09-14T22:50:56.690003864</dc:date>
    <meta:editing-duration>PT2H42M</meta:editing-duration>
    <meta:editing-cycles>44</meta:editing-cycles>
    <meta:generator>LibreOffice/6.3.0.4$Linux_X86_64 LibreOffice_project/30$Build-4</meta:generator>
    <meta:document-statistic meta:table-count="1" meta:cell-count="521" meta:object-count="0"/>
  </office:meta>
</office:document-meta>
</file>